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302000002A52E45A5D3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ff000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35cm"/>
    </style:style>
    <style:style style:name="gr4" style:family="graphic" style:parent-style-name="standard">
      <style:graphic-properties draw:stroke="none" svg:stroke-color="#000000" draw:fill="none" draw:fill-color="#ffffff" fo:min-height="0.6cm"/>
    </style:style>
    <style:style style:name="gr5" style:family="graphic" style:parent-style-name="objectwithoutfill">
      <style:graphic-properties svg:stroke-width="0.1cm" svg:stroke-color="#ff0000" draw:marker-end="Arrow" draw:marker-end-width="0.3cm" draw:fill="none" draw:fill-color="#c5000b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fo:min-height="0.7cm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6.704cm" svg:x="1cm" svg:y="6.497cm">
          <draw:image xlink:href="Pictures/1000000000000302000002A52E45A5D3.png" xlink:type="simple" xlink:show="embed" xlink:actuate="onLoad">
            <text:p/>
          </draw:image>
        </draw:frame>
        <draw:custom-shape draw:style-name="gr2" draw:text-style-name="P1" draw:layer="layout" svg:width="7.9cm" svg:height="0.6cm" svg:x="1cm" svg:y="6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7cm" svg:height="0.7cm" svg:x="1cm" svg:y="7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3.5cm" svg:x="0.9cm" svg:y="8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0.9cm" svg:x="19.1cm" svg:y="8.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5cm" svg:height="0.962cm" svg:x="3.1cm" svg:y="20.138cm">
          <draw:text-box>
            <text:p>Schematic editor</text:p>
          </draw:text-box>
        </draw:frame>
        <draw:frame draw:style-name="gr4" draw:layer="layout" svg:width="6.3cm" svg:height="0.962cm" svg:x="3.5cm" svg:y="9.2cm">
          <draw:text-box>
            <text:p>Toolbar on left</text:p>
          </draw:text-box>
        </draw:frame>
        <draw:line draw:style-name="gr5" draw:text-style-name="P1" draw:layer="layout" svg:x1="9.8cm" svg:y1="5.6cm" svg:x2="8.7cm" svg:y2="6.2cm">
          <text:p/>
        </draw:line>
        <draw:frame draw:style-name="gr6" draw:layer="layout" svg:width="4cm" svg:height="1.062cm" svg:x="9.5cm" svg:y="9.6cm">
          <draw:text-box>
            <text:p>Top toolbar</text:p>
          </draw:text-box>
        </draw:frame>
        <draw:frame draw:style-name="gr6" draw:layer="layout" svg:width="5.3cm" svg:height="1.062cm" svg:x="13.8cm" svg:y="20cm">
          <draw:text-box>
            <text:p>Toolbar on right</text:p>
          </draw:text-box>
        </draw:frame>
        <draw:line draw:style-name="gr5" draw:text-style-name="P1" draw:layer="layout" svg:x1="17cm" svg:y1="20.1cm" svg:x2="18.7cm" svg:y2="18.7cm">
          <text:p/>
        </draw:line>
        <draw:line draw:style-name="gr5" draw:text-style-name="P1" draw:layer="layout" svg:x1="1.6cm" svg:y1="22cm" svg:x2="3.1cm" svg:y2="20.9cm">
          <text:p/>
        </draw:line>
        <draw:frame draw:style-name="gr6" draw:layer="layout" svg:width="5.3cm" svg:height="1.062cm" svg:x="10.1cm" svg:y="5.238cm">
          <draw:text-box>
            <text:p>Top menu bar</text:p>
          </draw:text-box>
        </draw:frame>
        <draw:line draw:style-name="gr5" draw:text-style-name="P1" draw:layer="layout" svg:x1="11.2cm" svg:y1="9.9cm" svg:x2="12.3cm" svg:y2="8.4cm">
          <text:p/>
        </draw:line>
        <draw:line draw:style-name="gr5" draw:text-style-name="P1" draw:layer="layout" svg:x1="3.5cm" svg:y1="9.7cm" svg:x2="2cm" svg:y2="9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5-13T16:30:33</dc:date>
    <dc:creator>Rakhi </dc:creator>
    <meta:generator>LibreOffice/3.5$Linux_x86 LibreOffice_project/350m1$Build-2</meta:generator>
    <meta:editing-duration>PT1H9M25S</meta:editing-duration>
    <meta:editing-cycles>11</meta:editing-cycles>
    <meta:document-statistic meta:object-count="15"/>
  </office:meta>
</office:document-meta>
</file>